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81.3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83.59pt"/>
    </style:style>
    <style:style style:name="co8" style:family="table-column">
      <style:table-column-properties fo:break-before="auto" style:column-width="57.34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55.05pt"/>
    </style:style>
    <style:style style:name="co11" style:family="table-column">
      <style:table-column-properties fo:break-before="auto" style:column-width="67.41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61.99pt"/>
    </style:style>
    <style:style style:name="co14" style:family="table-column">
      <style:table-column-properties fo:break-before="auto" style:column-width="85.89pt"/>
    </style:style>
    <style:style style:name="co15" style:family="table-column">
      <style:table-column-properties fo:break-before="auto" style:column-width="356.09pt"/>
    </style:style>
    <style:style style:name="co16" style:family="table-column">
      <style:table-column-properties fo:break-before="auto" style:column-width="72pt"/>
    </style:style>
    <style:style style:name="co17" style:family="table-column">
      <style:table-column-properties fo:break-before="auto" style:column-width="24.89pt"/>
    </style:style>
    <style:style style:name="co18" style:family="table-column">
      <style:table-column-properties fo:break-before="auto" style:column-width="89.74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query3-UK-USA-2012-AG2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3" table:visibility="collapse" table:default-cell-style-name="Default"/>
        <table:table-column table:style-name="co17" table:visibility="collapse" table:default-cell-style-name="Default"/>
        <table:table-column table:style-name="co9" table:visibility="collapse" table:default-cell-style-name="Default"/>
        <table:table-column table:style-name="co18" table:default-cell-style-name="Default"/>
        <table:table-column table:style-name="co2" table:visibility="collapse" table:default-cell-style-name="Default"/>
        <table:table-row table:style-name="ro1">
          <table:table-cell office:value-type="string" calcext:value-type="string">
            <text:p>Classific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eriod Desc.</text:p>
          </table:table-cell>
          <table:table-cell office:value-type="string" calcext:value-type="string">
            <text:p>Aggregate Level</text:p>
          </table:table-cell>
          <table:table-cell office:value-type="string" calcext:value-type="string">
            <text:p>Is Leaf Code</text:p>
          </table:table-cell>
          <table:table-cell office:value-type="string" calcext:value-type="string">
            <text:p>Trade Flow Code</text:p>
          </table:table-cell>
          <table:table-cell office:value-type="string" calcext:value-type="string">
            <text:p>Trade Flow</text:p>
          </table:table-cell>
          <table:table-cell office:value-type="string" calcext:value-type="string">
            <text:p>Reporter Code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Reporter ISO</text:p>
          </table:table-cell>
          <table:table-cell office:value-type="string" calcext:value-type="string">
            <text:p>Partner Cod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rtner ISO</text:p>
          </table:table-cell>
          <table:table-cell office:value-type="string" calcext:value-type="string">
            <text:p>Commodity Code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Qty Unit Code</text:p>
          </table:table-cell>
          <table:table-cell office:value-type="string" calcext:value-type="string">
            <text:p>Qty Uni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etweight (kg)</text:p>
          </table:table-cell>
          <table:table-cell office:value-type="string" calcext:value-type="string">
            <text:p>Trade Value (US$)</text:p>
          </table:table-cell>
          <table:table-cell office:value-type="string" calcext:value-type="string">
            <text:p>Flag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 anim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15365" calcext:value-type="float">
            <text:p>815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at and edible meat off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04131" calcext:value-type="float">
            <text:p>504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h and crustaceans, molluscs and other aquatic invertebr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805839" calcext:value-type="float">
            <text:p>6805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h and crustaceans, molluscs and other aquatic invertebr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8740" calcext:value-type="float">
            <text:p>18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iry produce; birds eggs; natural honey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667853" calcext:value-type="float">
            <text:p>7667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ducts of animal origin, not elsewhere specifi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31906" calcext:value-type="float">
            <text:p>431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ve trees and other plants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83408" calcext:value-type="float">
            <text:p>183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dible vegetables and certain roots and tu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64589" calcext:value-type="float">
            <text:p>964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dible fruit and nuts; peel of citrus fruit or mel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6869664" calcext:value-type="float">
            <text:p>26869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ffee, tea, matΦ and sp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318460" calcext:value-type="float">
            <text:p>5318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re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00657078" calcext:value-type="float">
            <text:p>500657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ducts of the milling industry; malt; starches; inu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56343" calcext:value-type="float">
            <text:p>656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il seeds and oleaginous fr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7756416" calcext:value-type="float">
            <text:p>37756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c; gums, resins and other vegetable saps and extr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452391" calcext:value-type="float">
            <text:p>7452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getable plaiting materials; vegetable products 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imal or vegetable fats and o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23563381" calcext:value-type="float">
            <text:p>223563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parations of meat, of fish or of crustace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376508" calcext:value-type="float">
            <text:p>1376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gars and sugar confection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5495578" calcext:value-type="float">
            <text:p>15495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coa and cocoa prepar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4613574" calcext:value-type="float">
            <text:p>14613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parations of cereals, flour, starch or milk; bakers' wa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453606" calcext:value-type="float">
            <text:p>6453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parations of vegetables, fruit or nu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0233524" calcext:value-type="float">
            <text:p>20233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ellaneous edible prepar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18256631" calcext:value-type="float">
            <text:p>118256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ellaneous edible prepar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verages, spirits and vine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240135" calcext:value-type="float">
            <text:p>524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sidues and waste from the food indust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12219217" calcext:value-type="float">
            <text:p>412219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lt; sulfur; earths and stone; plastering mater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3781874" calcext:value-type="float">
            <text:p>13781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res, slag and 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420298" calcext:value-type="float">
            <text:p>3420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res, slag and 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33471" calcext:value-type="float">
            <text:p>733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eral fuels, mineral oils and products of their distil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72651506" calcext:value-type="float">
            <text:p>17265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organic chemic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24077218" calcext:value-type="float">
            <text:p>224077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organic chemic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5694356" calcext:value-type="float">
            <text:p>95694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rganic chemic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28809315" calcext:value-type="float">
            <text:p>728809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rganic chemic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95971094" calcext:value-type="float">
            <text:p>195971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armaceutical produ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28713977" calcext:value-type="float">
            <text:p>428713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armaceutical produ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393" calcext:value-type="float">
            <text:p>8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rtiliz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3837026" calcext:value-type="float">
            <text:p>63837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rtiliz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7184630" calcext:value-type="float">
            <text:p>27184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nning or dyeing extr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15637985" calcext:value-type="float">
            <text:p>115637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nning or dyeing extr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9490" calcext:value-type="float">
            <text:p>29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ssential oils and resinoids; perfumery, cosmetic or toilet prepar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1837271" calcext:value-type="float">
            <text:p>91837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ssential oils and resinoids; perfumery, cosmetic or toilet prepar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1103" calcext:value-type="float">
            <text:p>1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oap, organic surface-active ag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0467800" calcext:value-type="float">
            <text:p>80467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oap, organic surface-active ag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lbuminoidal substances; modified starches; glues; enzy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66471128" calcext:value-type="float">
            <text:p>16647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plosives; pyrotechnic products; matc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873332" calcext:value-type="float">
            <text:p>1873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hotographic or cinematographic goo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8504642" calcext:value-type="float">
            <text:p>58504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ellaneous chemical produ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93900605" calcext:value-type="float">
            <text:p>393900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ellaneous chemical produ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lastics and article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34195455" calcext:value-type="float">
            <text:p>434195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lastics and article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7604" calcext:value-type="float">
            <text:p>97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bber and article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00671117" calcext:value-type="float">
            <text:p>20067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bber and article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5950" calcext:value-type="float">
            <text:p>15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aw hides and skins (other than fur skins) and lea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7534" calcext:value-type="float">
            <text:p>107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ticles of leather; saddlery and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7167302" calcext:value-type="float">
            <text:p>17167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ur skins and artificial fur; manufacture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ood and articles of wood; wood charco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294971" calcext:value-type="float">
            <text:p>9294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rk and articles of c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55046" calcext:value-type="float">
            <text:p>355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nufactures of straw, of esparto or of other plaiting mater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26775" calcext:value-type="float">
            <text:p>226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ulp of wood or of other fibrous cellulose 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5818880" calcext:value-type="float">
            <text:p>45818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per and paperboard; articles of paper pulp, of paper or of paper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33011001" calcext:value-type="float">
            <text:p>13301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per and paperboard; articles of paper pulp, of paper or of paper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9313" calcext:value-type="float">
            <text:p>49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rinted books, newspapers, pictures and other products of the printing indu 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1917132" calcext:value-type="float">
            <text:p>31917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7139" calcext:value-type="float">
            <text:p>17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ool, fine or coarse animal hair; horsehair yarn and woven fab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8688" calcext:value-type="float">
            <text:p>38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4186262" calcext:value-type="float">
            <text:p>24186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 vegetable textile fibers; paper yarn and woven fabric of paper ya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3122" calcext:value-type="float">
            <text:p>103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n-made fila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595959" calcext:value-type="float">
            <text:p>4595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n-made staple fi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169217" calcext:value-type="float">
            <text:p>9169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adding, felt and non-wovens; special yarns, twine, cordage, ropes and cabl 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201883" calcext:value-type="float">
            <text:p>820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rpets and other textile floor cover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789454" calcext:value-type="float">
            <text:p>2789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pecial woven fabrics; tufted textile fabrics; lace, tapestries; trimmings; 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820103" calcext:value-type="float">
            <text:p>1820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mpregnated, coated, covered or laminated textile fabr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1167751" calcext:value-type="float">
            <text:p>21167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nitted or crocheted fabr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8198" calcext:value-type="float">
            <text:p>88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rticles of apparel and clothing accessories, knitted or croche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8236403" calcext:value-type="float">
            <text:p>28236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ticles of apparel and clothing accessories, not knitted or croche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5453809" calcext:value-type="float">
            <text:p>25453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ticles of apparel and clothing accessories, not knitted or croche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069" calcext:value-type="float">
            <text:p>3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ther made up textile articles; sets; worn clothing and worn textile articl 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8320023" calcext:value-type="float">
            <text:p>183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ther made up textile articles; sets; worn clothing and worn textile articl 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037" calcext:value-type="float">
            <text:p>3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ootwear, gaiters and the like; parts of such arti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5925019" calcext:value-type="float">
            <text:p>15925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adgear and part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938834" calcext:value-type="float">
            <text:p>3938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mbrellas, sun umbrellas, walking sticks, seat sticks, whips, riding-cr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84513" calcext:value-type="float">
            <text:p>684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repared feathers and down and articles made of feathers or of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536821" calcext:value-type="float">
            <text:p>1536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repared feathers and down and articles made of feathers or of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rticles of stone, plaster, cement, asbestos, mica or similar mater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0200564" calcext:value-type="float">
            <text:p>20200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rticles of stone, plaster, cement, asbestos, mica or similar mater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666" calcext:value-type="float">
            <text:p>3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eramic produ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650496" calcext:value-type="float">
            <text:p>10650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lass and glass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2681262" calcext:value-type="float">
            <text:p>22681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atural or cultured pearls, precious or semi-precious st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172113" calcext:value-type="float">
            <text:p>10172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87837174" calcext:value-type="float">
            <text:p>287837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45671531" calcext:value-type="float">
            <text:p>14567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rticles of iron or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79650309" calcext:value-type="float">
            <text:p>379650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rticles of iron or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51713" calcext:value-type="float">
            <text:p>151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opper and article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4540608" calcext:value-type="float">
            <text:p>14540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ickel and article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534742" calcext:value-type="float">
            <text:p>3534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luminum and article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3752115" calcext:value-type="float">
            <text:p>23752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luminum and article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7801698" calcext:value-type="float">
            <text:p>57801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ead and article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313287" calcext:value-type="float">
            <text:p>5313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Zinc and article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820540" calcext:value-type="float">
            <text:p>1820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in and article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17839" calcext:value-type="float">
            <text:p>617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ther base metals; cermets; article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579324" calcext:value-type="float">
            <text:p>5579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ools, implements, cutlery, spoons and forks, of base 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8513006" calcext:value-type="float">
            <text:p>98513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ools, implements, cutlery, spoons and forks, of base 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iscellaneous articles of base 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9179878" calcext:value-type="float">
            <text:p>79179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achinery and mechanical appliances; part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121387855" calcext:value-type="float">
            <text:p>4121387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achinery and mechanical appliances; part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500601" calcext:value-type="float">
            <text:p>1500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lectrical machinery and equipment and parts thereof; sound recorders and r 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273244860" calcext:value-type="float">
            <text:p>2273244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lectrical machinery and equipment and parts thereof; sound recorders and r 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99232" calcext:value-type="float">
            <text:p>499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ailway or tramway locomotives, rolling-stock and part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9134038" calcext:value-type="float">
            <text:p>9134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ehicles other than railway or tramway rolling 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16539790" calcext:value-type="float">
            <text:p>416539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ehicles other than railway or tramway rolling 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6197" calcext:value-type="float">
            <text:p>86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ircraft, spacecraft, and part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5722450" calcext:value-type="float">
            <text:p>35722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ircraft, spacecraft, and part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08492" calcext:value-type="float">
            <text:p>708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hips, boats and floating structu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3810344" calcext:value-type="float">
            <text:p>83810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hips, boats and floating structu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7723" calcext:value-type="float">
            <text:p>27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ptical, photographic, cinematographic, measuring, checking, precision, med 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35814192" calcext:value-type="float">
            <text:p>1035814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ptical, photographic, cinematographic, measuring, checking, precision, med .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72876" calcext:value-type="float">
            <text:p>772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locks and watches and part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8556220" calcext:value-type="float">
            <text:p>18556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locks and watches and part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usical instruments; parts and accessories of such arti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929973" calcext:value-type="float">
            <text:p>4929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ms and ammunition; parts and accessorie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4814" calcext:value-type="float">
            <text:p>64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urniture; bedding, mattresses, cushions and similar stuffed furni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39141351" calcext:value-type="float">
            <text:p>139141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oys, games and sports requisites; parts and accessorie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6238451" calcext:value-type="float">
            <text:p>46238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oys, games and sports requisites; parts and accessories there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575" calcext:value-type="float">
            <text:p>6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iscellaneous manufactured arti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6949579" calcext:value-type="float">
            <text:p>26949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iscellaneous manufactured arti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orks of art, collectors' pieces and ant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98011" calcext:value-type="float">
            <text:p>698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mmodities not specified according to k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99816676" calcext:value-type="float">
            <text:p>69981667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query3-UK-USA-2012-AG2'.A1:'query3-UK-USA-2012-AG2'.V12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3T12:30:38.345879662</dc:date>
    <meta:editing-duration>PT46S</meta:editing-duration>
    <meta:editing-cycles>1</meta:editing-cycles>
    <meta:document-statistic meta:table-count="1" meta:cell-count="2562" meta:object-count="0"/>
    <meta:generator>LibreOffice/4.4.0.3$Linux_X86_64 LibreOffice_project/40m0$Build-3</meta:generator>
  </office:meta>
</office:document-meta>
</file>